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0F1000000435BA45455.png" manifest:media-type="image/png"/>
  <manifest:file-entry manifest:full-path="Pictures/10000000000001CB0000021F4A176237.png" manifest:media-type="image/png"/>
  <manifest:file-entry manifest:full-path="Pictures/1000020100000280000001E02E46D5F3.png" manifest:media-type="image/png"/>
  <manifest:file-entry manifest:full-path="Pictures/100000000000012D00000090EDFE81C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roman"/>
    <style:font-face style:name="Symbol2" svg:font-family="Symbol" style:font-family-generic="roman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ymbol1" svg:font-family="Symbol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1.184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212cm" svg:stroke-color="#00000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76cm" svg:stroke-color="#333399" draw:marker-start="msArrowEnd_20_5" draw:marker-start-width="0.528cm" draw:marker-start-center="false" draw:fill="none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dash" draw:stroke-dash="Dashed_20__28_var_29__20_4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141cm" svg:stroke-color="#ff0000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06cm" svg:stroke-color="#ff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1.349cm" fo:padding-top="0.125cm" fo:padding-bottom="0.125cm" fo:padding-left="0.25cm" fo:padding-right="0.25cm" fo:wrap-option="wrap"/>
    </style:style>
    <style:style style:name="gr13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1.018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>
      <style:graphic-properties style:protect="size"/>
    </style:style>
    <style:style style:name="pr1" style:family="presentation" style:parent-style-name="Diapositive_20_de_20_titre-notes">
      <style:graphic-properties draw:fill-color="#ffffff" fo:min-height="12.573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.706cm" fo:margin-bottom="0cm" fo:line-height="100%" fo:text-align="center" style:writing-mode="lr-tb"/>
    </style:style>
    <style:style style:name="P3" style:family="paragraph">
      <style:paragraph-properties fo:margin-top="0.706cm" fo:margin-bottom="0cm" fo:line-height="100%" fo:text-align="center" style:writing-mode="lr-tb" style:font-independent-line-spacing="true"/>
      <style:text-properties fo:font-size="18pt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center" style:writing-mode="lr-tb"/>
    </style:style>
    <style:style style:name="P6" style:family="paragraph">
      <style:paragraph-properties fo:margin-top="0.564cm" fo:margin-bottom="0cm" fo:line-height="100%" fo:text-align="start" style:writing-mode="lr-tb"/>
    </style:style>
    <style:style style:name="P7" style:family="paragraph">
      <style:paragraph-properties fo:margin-top="0cm" fo:margin-bottom="0cm" fo:line-height="100%" fo:text-align="start"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Symbo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Symbol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-25% 58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-25% 58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variant="normal" fo:text-transform="none" fo:color="#333399" style:text-line-through-style="none" style:text-line-through-type="none" style:text-position="0% 100%" style:font-name="Times New Roman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Symbol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30% 58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Symbol" fo:letter-spacing="normal" fo:font-style="normal" style:text-underline-style="none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frame draw:name="Picture 41" draw:style-name="gr1" draw:text-style-name="P1" draw:layer="layout" svg:width="8.4cm" svg:height="4.018cm" svg:x="2.099cm" svg:y="4.943cm">
          <draw:image xlink:href="Pictures/100000000000012D00000090EDFE81C0.png" xlink:type="simple" xlink:show="embed" xlink:actuate="onLoad">
            <text:p/>
          </draw:image>
        </draw:frame>
        <draw:frame draw:name="Picture 45" draw:style-name="gr1" draw:text-style-name="P1" draw:layer="layout" svg:width="10.314cm" svg:height="7.735cm" svg:x="0.499cm" svg:y="9.625cm">
          <draw:image xlink:href="Pictures/1000020100000280000001E02E46D5F3.png" xlink:type="simple" xlink:show="embed" xlink:actuate="onLoad">
            <text:p/>
          </draw:image>
        </draw:frame>
        <draw:frame draw:name="Picture 46" draw:style-name="gr1" draw:text-style-name="P1" draw:layer="layout" svg:width="12.143cm" svg:height="14.366cm" svg:x="13.256cm" svg:y="2.579cm">
          <draw:image xlink:href="Pictures/10000000000001CB0000021F4A176237.png" xlink:type="simple" xlink:show="embed" xlink:actuate="onLoad">
            <text:p/>
          </draw:image>
        </draw:frame>
        <draw:custom-shape draw:name="Text Box 6" draw:style-name="gr2" draw:text-style-name="P3" draw:layer="layout" svg:width="3.602cm" svg:height="1.942cm" svg:x="10.043cm" svg:y="2.686cm">
          <text:p text:style-name="P2"><text:span text:style-name="T1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3" draw:text-style-name="P4" draw:layer="layout" svg:x1="10.068cm" svg:y1="4.77cm" svg:x2="13.945cm" svg:y2="4.77cm">
          <text:p/>
        </draw:line>
        <draw:custom-shape draw:name="Connecteur droit avec flèche 2" draw:style-name="gr4" draw:text-style-name="P1" draw:layer="layout" svg:width="1.595cm" svg:height="0.031cm" svg:x="5.48cm" svg:y="5.5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ZoneTexte 3" draw:style-name="gr5" draw:text-style-name="P4" draw:layer="layout" svg:width="5.923cm" svg:height="1.598cm" svg:x="3.299cm" svg:y="3.724cm">
          <text:p text:style-name="P5"><text:span text:style-name="T2">D</text:span><text:span text:style-name="T3">n</text:span><text:span text:style-name="T4">q, </text:span><text:span text:style-name="T5">S</text:span><text:span text:style-name="T6">C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4" draw:style-name="gr6" draw:text-style-name="P1" draw:layer="layout" svg:width="0.001cm" svg:height="7cm" svg:x="14.7cm" svg:y="2.0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 Box 31" draw:style-name="gr5" draw:text-style-name="P4" draw:layer="layout" svg:width="2.535cm" svg:height="1.605cm" svg:x="13.765cm" svg:y="0.924cm">
          <text:p text:style-name="P6"><text:span text:style-name="T7">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9" draw:style-name="gr7" draw:text-style-name="P1" draw:layer="layout" svg:x1="15.9cm" svg:y1="10.264cm" svg:x2="25.101cm" svg:y2="4.243cm">
          <text:p/>
        </draw:line>
        <draw:custom-shape draw:name="Arc 10" draw:style-name="gr8" draw:text-style-name="P4" draw:layer="layout" svg:width="11.6cm" svg:height="4.845cm" svg:x="8.9cm" svg:y="4.679cm">
          <text:p text:style-name="P5"/>
  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ZoneTexte 11" draw:style-name="gr5" draw:text-style-name="P4" draw:layer="layout" svg:width="4.399cm" svg:height="1.267cm" svg:x="15.446cm" svg:y="3.581cm">
          <text:p text:style-name="P7"><text:span text:style-name="T8"><text:s/></text:span><text:span text:style-name="T8">q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9" draw:text-style-name="P4" draw:layer="layout" svg:width="0.799cm" svg:height="0.86cm" svg:x="7.299cm" svg:y="10.865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10" draw:text-style-name="P4" draw:layer="layout" svg:x1="8.099cm" svg:y1="11.701cm" svg:x2="13.233cm" svg:y2="17.325cm">
          <text:p/>
        </draw:line>
        <draw:line draw:name="Line 25" draw:style-name="gr10" draw:text-style-name="P4" draw:layer="layout" svg:x1="8.061cm" svg:y1="10.824cm" svg:x2="14.1cm" svg:y2="8.324cm">
          <text:p/>
        </draw:line>
        <draw:custom-shape draw:name="ZoneTexte 1" draw:style-name="gr5" draw:text-style-name="P4" draw:layer="layout" svg:width="9.2cm" svg:height="2.114cm" svg:x="1.299cm" svg:y="16.826cm">
          <text:p text:style-name="P5"><text:span text:style-name="T5">MD</text:span><text:span text:style-name="T9"> </text:span><text:span text:style-name="T10">(Berger, CHARMM, Amber, etc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8" draw:style-name="gr5" draw:text-style-name="P4" draw:layer="layout" svg:width="5.156cm" svg:height="1.267cm" svg:x="-0.401cm" svg:y="5.724cm">
          <text:p text:style-name="P5"><text:span text:style-name="T11">2</text:span><text:span text:style-name="T5">H-NM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" draw:style-name="gr5" draw:text-style-name="P4" draw:layer="layout" svg:width="1.701cm" svg:height="1.013cm" svg:x="15.9cm" svg:y="8.325cm">
          <text:p text:style-name="P5"><text:span text:style-name="T12">g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2" draw:style-name="gr5" draw:text-style-name="P4" draw:layer="layout" svg:width="1.701cm" svg:height="1.013cm" svg:x="17.399cm" svg:y="9.925cm">
          <text:p text:style-name="P5"><text:span text:style-name="T12">g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3" draw:style-name="gr5" draw:text-style-name="P4" draw:layer="layout" svg:width="1.701cm" svg:height="1.013cm" svg:x="19.999cm" svg:y="11.125cm">
          <text:p text:style-name="P5"><text:span text:style-name="T12">g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4" draw:style-name="gr5" draw:text-style-name="P4" draw:layer="layout" svg:width="1.701cm" svg:height="1.013cm" svg:x="17.799cm" svg:y="3.899cm">
          <text:p text:style-name="P5"><text:span text:style-name="T13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5" draw:style-name="gr5" draw:text-style-name="P4" draw:layer="layout" svg:width="1.701cm" svg:height="1.013cm" svg:x="21.2cm" svg:y="3.724cm">
          <text:p text:style-name="P5"><text:span text:style-name="T13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8" draw:layer="layout" svg:width="6.375cm" svg:height="1.772cm" svg:x="3.023cm" svg:y="1.578cm">
          <draw:image xlink:href="Pictures/10000000000000F1000000435BA45455.png" xlink:type="simple" xlink:show="embed" xlink:actuate="onLoad">
            <text:p/>
          </draw:image>
        </draw:frame>
        <draw:custom-shape draw:name="ZoneTexte 3" draw:style-name="gr12" draw:text-style-name="P9" draw:layer="layout" svg:width="5.923cm" svg:height="1.598cm" svg:x="3.489cm" svg:y="-0.122cm">
          <text:p text:style-name="P5"><text:span text:style-name="T2">D</text:span><text:span text:style-name="T3">n</text:span><text:span text:style-name="T4">CH, </text:span><text:span text:style-name="T5">S</text:span><text:span text:style-name="T6">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8" draw:style-name="gr13" draw:text-style-name="P9" draw:layer="layout" svg:width="5.156cm" svg:height="1.267cm" svg:x="-0.393cm" svg:y="1.058cm">
          <text:p text:style-name="P5"><text:span text:style-name="T11">13</text:span><text:span text:style-name="T5">C-NM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8" draw:layer="layout" svg:width="3.302cm" svg:height="1.179cm" svg:x="4.318cm" svg:y="7.88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2" svg:font-family="Arial" style:font-family-generic="roman"/>
    <style:font-face style:name="Symbol2" svg:font-family="Symbol" style:font-family-generic="roman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ymbol1" svg:font-family="Symbol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2="1" draw:dots2-length="0.105cm" draw:distance="0.03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cm" fo:margin-bottom="0.4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cm" fo:margin-bottom="0.3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cm" fo:margin-bottom="0.2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cm" fo:margin-bottom="0.1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cm" fo:margin-bottom="0.1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cm" fo:margin-bottom="0.1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cm" fo:margin-bottom="0.1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cm" fo:margin-bottom="0.1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44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4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iapositive_20_de_20_titr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writing-mode="lr-tb"/>
      <style:text-properties fo:font-size="44pt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6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Modifiez le style du titre</text:span></text:p>
        </draw:text-box>
      </draw:frame>
      <draw:frame draw:name="Espace réservé de la date 3" presentation:style-name="Mpr2" draw:text-style-name="MP5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Espace réservé du pied de page 4" presentation:style-name="Mpr2" draw:text-style-name="MP5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5" draw:layer="backgroundobjects" svg:width="5.926cm" svg:height="1.322cm" svg:x="18.203cm" svg:y="17.348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Diapositive_20_de_20_titre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3.968cm" svg:height="10.476cm" svg:x="3.81cm" svg:y="2.123cm" presentation:class="page"/>
        <draw:frame presentation:style-name="Diapositive_20_de_20_titr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fuchs</meta:initial-creator>
    <meta:editing-cycles>26</meta:editing-cycles>
    <meta:creation-date>2007-05-24T16:54:15</meta:creation-date>
    <dc:date>2015-08-17T23:20:27.648680306</dc:date>
    <meta:editing-duration>PT7M30S</meta:editing-duration>
    <meta:generator>LibreOffice/4.2.8.2$Linux_x86 LibreOffice_project/420m0$Build-2</meta:generator>
    <meta:document-statistic meta:object-count="49"/>
    <meta:user-defined meta:name="AppVersion">14.0000</meta:user-defined>
    <meta:user-defined meta:name="Company">INSERM U72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